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432pt" style:rel-width="100%" table:align="center" style:writing-mode="lr-tb"/>
    </style:style>
    <style:style style:name="Table1.A" style:family="table-column">
      <style:table-column-properties style:column-width="138.75pt" style:rel-column-width="2775*"/>
    </style:style>
    <style:style style:name="Table1.B" style:family="table-column">
      <style:table-column-properties style:column-width="75.15pt" style:rel-column-width="1503*"/>
    </style:style>
    <style:style style:name="Table1.C" style:family="table-column">
      <style:table-column-properties style:column-width="151.4pt" style:rel-column-width="3028*"/>
    </style:style>
    <style:style style:name="Table1.D" style:family="table-column">
      <style:table-column-properties style:column-width="66.7pt" style:rel-column-width="1334*"/>
    </style:style>
    <style:style style:name="Table1.1" style:family="table-row">
      <style:table-row-properties style:keep-together="false" fo:keep-together="always"/>
    </style:style>
    <style:style style:name="Table1.A1" style:family="table-cell">
      <style:table-cell-properties style:vertical-align="top" style:border-line-width-bottom="0.05pt 2.5pt 0.05pt" fo:padding-left="5.4pt" fo:padding-right="5.4pt" fo:padding-top="0pt" fo:padding-bottom="0pt" fo:border-left="1pt solid #000000" fo:border-right="none" fo:border-top="1pt solid #000000" fo:border-bottom="2.6pt double #000000" style:writing-mode="lr-tb"/>
    </style:style>
    <style:style style:name="Table1.B1" style:family="table-cell">
      <style:table-cell-properties style:vertical-align="top" style:border-line-width-bottom="0.05pt 2.5pt 0.05pt" fo:padding-left="5.4pt" fo:padding-right="5.4pt" fo:padding-top="0pt" fo:padding-bottom="0pt" fo:border-left="0.5pt solid #000000" fo:border-right="none" fo:border-top="1pt solid #000000" fo:border-bottom="2.6pt double #000000" style:writing-mode="lr-tb"/>
    </style:style>
    <style:style style:name="Table1.C1" style:family="table-cell">
      <style:table-cell-properties style:vertical-align="top" fo:background-color="transparent" style:border-line-width-bottom="0.05pt 2.5pt 0.05pt" fo:padding-left="5.4pt" fo:padding-right="5.4pt" fo:padding-top="0pt" fo:padding-bottom="0pt" fo:border-left="0.5pt solid #000000" fo:border-right="none" fo:border-top="1pt solid #000000" fo:border-bottom="2.6pt double #000000" style:writing-mode="lr-tb">
        <style:background-image/>
      </style:table-cell-properties>
    </style:style>
    <style:style style:name="Table1.D1" style:family="table-cell">
      <style:table-cell-properties style:vertical-align="middle" style:border-line-width-bottom="0.05pt 2.5pt 0.05pt" fo:padding-left="5.4pt" fo:padding-right="5.4pt" fo:padding-top="0pt" fo:padding-bottom="0pt" fo:border-left="0.5pt solid #000000" fo:border-right="1pt solid #000000" fo:border-top="1pt solid #000000" fo:border-bottom="2.6pt double #000000" style:writing-mode="lr-tb"/>
    </style:style>
    <style:style style:name="Table1.A2" style:family="table-cell">
      <style:table-cell-properties style:vertical-align="top" fo:padding-left="5.4pt" fo:padding-right="5.4pt" fo:padding-top="0pt" fo:padding-bottom="0pt" fo:border-left="1pt solid #000000" fo:border-right="none" fo:border-top="none" fo:border-bottom="0.5pt solid #000000" style:writing-mode="lr-tb"/>
    </style:style>
    <style:style style:name="Table1.B2" style:family="table-cell" style:data-style-name="N37">
      <style:table-cell-properties style:vertical-align="top" fo:padding-left="5.4pt" fo:padding-right="5.4pt" fo:padding-top="0pt" fo:padding-bottom="0pt" fo:border-left="0.5pt solid #000000" fo:border-right="none" fo:border-top="none" fo:border-bottom="0.5pt solid #000000" style:writing-mode="lr-tb"/>
    </style:style>
    <style:style style:name="Table1.C2" style:family="table-cell">
      <style:table-cell-properties style:vertical-align="top" fo:padding-left="5.4pt" fo:padding-right="5.4pt" fo:padding-top="0pt" fo:padding-bottom="0pt" fo:border-left="0.5pt solid #000000" fo:border-right="none" fo:border-top="none" fo:border-bottom="0.5pt solid #000000" style:writing-mode="lr-tb"/>
    </style:style>
    <style:style style:name="Table1.D2" style:family="table-cell" style:data-style-name="N116">
      <style:table-cell-properties style:vertical-align="top" fo:padding-left="5.4pt" fo:padding-right="5.4pt" fo:padding-top="0pt" fo:padding-bottom="0pt" fo:border-left="0.5pt solid #000000" fo:border-right="1pt solid #000000" fo:border-top="none" fo:border-bottom="0.5pt solid #000000" style:writing-mode="lr-tb"/>
    </style:style>
    <style:style style:name="Table1.A3" style:family="table-cell">
      <style:table-cell-properties style:vertical-align="top" fo:padding-left="5.4pt" fo:padding-right="5.4pt" fo:padding-top="0pt" fo:padding-bottom="0pt" fo:border-left="1pt solid #000000" fo:border-right="none" fo:border-top="0.5pt solid #000000" fo:border-bottom="1pt solid #000000" style:writing-mode="lr-tb"/>
    </style:style>
    <style:style style:name="Table1.B3" style:family="table-cell" style:data-style-name="N37">
      <style:table-cell-properties style:vertical-align="top" fo:padding-left="5.4pt" fo:padding-right="5.4pt" fo:padding-top="0pt" fo:padding-bottom="0pt" fo:border-left="0.5pt solid #000000" fo:border-right="none" fo:border-top="0.5pt solid #000000" fo:border-bottom="1pt solid #000000" style:writing-mode="lr-tb"/>
    </style:style>
    <style:style style:name="Table1.C3" style:family="table-cell">
      <style:table-cell-properties style:vertical-align="top" fo:padding-left="5.4pt" fo:padding-right="5.4pt" fo:padding-top="0pt" fo:padding-bottom="0pt" fo:border-left="0.5pt solid #000000" fo:border-right="none" fo:border-top="0.5pt solid #000000" fo:border-bottom="1pt solid #000000" style:writing-mode="lr-tb"/>
    </style:style>
    <style:style style:name="Table1.D3" style:family="table-cell" style:data-style-name="N0">
      <style:table-cell-properties style:vertical-align="top" fo:padding-left="5.4pt" fo:padding-right="5.4pt" fo:padding-top="0pt" fo:padding-bottom="0pt" fo:border-left="0.5pt solid #000000" fo:border-right="1pt solid #000000" fo:border-top="0.5pt solid #000000" fo:border-bottom="1pt solid #000000" style:writing-mode="lr-tb"/>
    </style:style>
    <style:style style:name="Table1.A4" style:family="table-cell">
      <style:table-cell-properties style:vertical-align="top" fo:padding-left="5.4pt" fo:padding-right="5.4pt" fo:padding-top="0pt" fo:padding-bottom="0pt" fo:border-left="1pt solid #000000" fo:border-right="none" fo:border-top="none" fo:border-bottom="1pt solid #000000" style:writing-mode="lr-tb"/>
    </style:style>
    <style:style style:name="Table1.B4" style:family="table-cell" style:data-style-name="N37">
      <style:table-cell-properties style:vertical-align="top" fo:padding-left="5.4pt" fo:padding-right="5.4pt" fo:padding-top="0pt" fo:padding-bottom="0pt" fo:border-left="0.5pt solid #000000" fo:border-right="none" fo:border-top="none" fo:border-bottom="1pt solid #000000" style:writing-mode="lr-tb"/>
    </style:style>
    <style:style style:name="Table1.C4" style:family="table-cell">
      <style:table-cell-properties style:vertical-align="top" fo:padding-left="5.4pt" fo:padding-right="5.4pt" fo:padding-top="0pt" fo:padding-bottom="0pt" fo:border-left="0.5pt solid #000000" fo:border-right="none" fo:border-top="none" fo:border-bottom="1pt solid #000000" style:writing-mode="lr-tb"/>
    </style:style>
    <style:style style:name="Table1.D4" style:family="table-cell" style:data-style-name="N0">
      <style:table-cell-properties style:vertical-align="top" fo:padding-left="5.4pt" fo:padding-right="5.4pt" fo:padding-top="0pt" fo:padding-bottom="0pt" fo:border-left="0.5pt solid #000000" fo:border-right="1pt solid #000000" fo:border-top="none" fo:border-bottom="1pt solid #000000" style:writing-mode="lr-tb"/>
    </style:style>
    <style:style style:name="Table1.D5" style:family="table-cell">
      <style:table-cell-properties style:vertical-align="top" fo:padding-left="5.4pt" fo:padding-right="5.4pt" fo:padding-top="0pt" fo:padding-bottom="0pt" fo:border-left="0.5pt solid #000000" fo:border-right="1pt solid #000000" fo:border-top="none" fo:border-bottom="1pt solid #000000" style:writing-mode="lr-tb"/>
    </style:style>
    <style:style style:name="Table2" style:family="table">
      <style:table-properties style:width="468pt" style:rel-width="100%" table:align="center" style:writing-mode="lr-tb"/>
    </style:style>
    <style:style style:name="Table2.A" style:family="table-column">
      <style:table-column-properties style:column-width="93.6pt" style:rel-column-width="1872*"/>
    </style:style>
    <style:style style:name="Table2.1" style:family="table-row">
      <style:table-row-properties style:min-row-height="0.7pt" style:keep-together="false" fo:keep-together="always"/>
    </style:style>
    <style:style style:name="Table2.A1" style:family="table-cell">
      <style:table-cell-properties style:vertical-align="bottom" fo:background-color="transparent" style:border-line-width-bottom="0.05pt 2.5pt 0.05pt" fo:padding-left="5.4pt" fo:padding-right="5.4pt" fo:padding-top="0pt" fo:padding-bottom="0pt" fo:border-left="1pt solid #000000" fo:border-right="none" fo:border-top="1pt solid #000000" fo:border-bottom="2.6pt double #000000" style:writing-mode="lr-tb">
        <style:background-image/>
      </style:table-cell-properties>
    </style:style>
    <style:style style:name="Table2.B1" style:family="table-cell">
      <style:table-cell-properties style:vertical-align="bottom" style:border-line-width-bottom="0.05pt 2.5pt 0.05pt" fo:padding-left="5.4pt" fo:padding-right="5.4pt" fo:padding-top="0pt" fo:padding-bottom="0pt" fo:border-left="0.5pt solid #000000" fo:border-right="none" fo:border-top="1pt solid #000000" fo:border-bottom="2.6pt double #000000" style:writing-mode="lr-tb"/>
    </style:style>
    <style:style style:name="Table2.D1" style:family="table-cell">
      <style:table-cell-properties style:vertical-align="middle" style:border-line-width-bottom="0.05pt 2.5pt 0.05pt" fo:padding-left="5.4pt" fo:padding-right="5.4pt" fo:padding-top="0pt" fo:padding-bottom="0pt" fo:border-left="0.5pt solid #000000" fo:border-right="none" fo:border-top="1pt solid #000000" fo:border-bottom="2.6pt double #000000" style:writing-mode="lr-tb"/>
    </style:style>
    <style:style style:name="Table2.E1" style:family="table-cell">
      <style:table-cell-properties style:vertical-align="middle" style:border-line-width-bottom="0.05pt 2.5pt 0.05pt" fo:padding-left="5.4pt" fo:padding-right="5.4pt" fo:padding-top="0pt" fo:padding-bottom="0pt" fo:border-left="0.5pt solid #000000" fo:border-right="1pt solid #000000" fo:border-top="1pt solid #000000" fo:border-bottom="2.6pt double #000000" style:writing-mode="lr-tb"/>
    </style:style>
    <style:style style:name="Table2.A2" style:family="table-cell">
      <style:table-cell-properties style:vertical-align="top" fo:padding-left="5.4pt" fo:padding-right="5.4pt" fo:padding-top="0pt" fo:padding-bottom="0pt" fo:border-left="1pt solid #000000" fo:border-right="none" fo:border-top="none" fo:border-bottom="0.5pt solid #000000" style:writing-mode="lr-tb"/>
    </style:style>
    <style:style style:name="Table2.B2" style:family="table-cell">
      <style:table-cell-properties style:vertical-align="top" fo:padding-left="5.4pt" fo:padding-right="5.4pt" fo:padding-top="0pt" fo:padding-bottom="0pt" fo:border-left="0.5pt solid #000000" fo:border-right="none" fo:border-top="none" fo:border-bottom="0.5pt solid #000000" style:writing-mode="lr-tb"/>
    </style:style>
    <style:style style:name="Table2.E2" style:family="table-cell">
      <style:table-cell-properties style:vertical-align="top" fo:padding-left="5.4pt" fo:padding-right="5.4pt" fo:padding-top="0pt" fo:padding-bottom="0pt" fo:border-left="0.5pt solid #000000" fo:border-right="1pt solid #000000" fo:border-top="none" fo:border-bottom="0.5pt solid #000000" style:writing-mode="lr-tb"/>
    </style:style>
    <style:style style:name="Table2.3" style:family="table-row">
      <style:table-row-properties style:keep-together="false" fo:keep-together="always"/>
    </style:style>
    <style:style style:name="Table2.A3" style:family="table-cell">
      <style:table-cell-properties style:vertical-align="top" fo:padding-left="5.4pt" fo:padding-right="5.4pt" fo:padding-top="0pt" fo:padding-bottom="0pt" fo:border-left="1pt solid #000000" fo:border-right="none" fo:border-top="0.5pt solid #000000" fo:border-bottom="0.5pt solid #000000" style:writing-mode="lr-tb"/>
    </style:style>
    <style:style style:name="Table2.B3" style:family="table-cell">
      <style:table-cell-properties style:vertical-align="top" fo:padding-left="5.4pt" fo:padding-right="5.4pt" fo:padding-top="0pt" fo:padding-bottom="0pt" fo:border-left="0.5pt solid #000000" fo:border-right="none" fo:border-top="0.5pt solid #000000" fo:border-bottom="0.5pt solid #000000" style:writing-mode="lr-tb"/>
    </style:style>
    <style:style style:name="Table2.E3" style:family="table-cell">
      <style:table-cell-properties style:vertical-align="top" fo:padding-left="5.4pt" fo:padding-right="5.4pt" fo:padding-top="0pt" fo:padding-bottom="0pt" fo:border-left="0.5pt solid #000000" fo:border-right="1pt solid #000000" fo:border-top="0.5pt solid #000000" fo:border-bottom="0.5pt solid #000000" style:writing-mode="lr-tb"/>
    </style:style>
    <style:style style:name="Table2.A4" style:family="table-cell">
      <style:table-cell-properties style:vertical-align="top" fo:padding-left="5.4pt" fo:padding-right="5.4pt" fo:padding-top="0pt" fo:padding-bottom="0pt" fo:border-left="1pt solid #000000" fo:border-right="none" fo:border-top="0.5pt solid #000000" fo:border-bottom="1pt solid #000000" style:writing-mode="lr-tb"/>
    </style:style>
    <style:style style:name="Table2.B4" style:family="table-cell">
      <style:table-cell-properties style:vertical-align="top" fo:padding-left="5.4pt" fo:padding-right="5.4pt" fo:padding-top="0pt" fo:padding-bottom="0pt" fo:border-left="0.5pt solid #000000" fo:border-right="none" fo:border-top="0.5pt solid #000000" fo:border-bottom="1pt solid #000000" style:writing-mode="lr-tb"/>
    </style:style>
    <style:style style:name="Table2.E4" style:family="table-cell">
      <style:table-cell-properties style:vertical-align="top" fo:padding-left="5.4pt" fo:padding-right="5.4pt" fo:padding-top="0pt" fo:padding-bottom="0pt" fo:border-left="0.5pt solid #000000" fo:border-right="1pt solid #000000" fo:border-top="0.5pt solid #000000" fo:border-bottom="1pt solid #000000" style:writing-mode="lr-tb"/>
    </style:style>
    <style:style style:name="Table2.A5" style:family="table-cell">
      <style:table-cell-properties style:vertical-align="top" fo:padding-left="5.4pt" fo:padding-right="5.4pt" fo:padding-top="0pt" fo:padding-bottom="0pt" fo:border-left="1pt solid #000000" fo:border-right="none" fo:border-top="none" fo:border-bottom="1pt solid #000000" style:writing-mode="lr-tb"/>
    </style:style>
    <style:style style:name="Table2.B5" style:family="table-cell">
      <style:table-cell-properties style:vertical-align="top" fo:padding-left="5.4pt" fo:padding-right="5.4pt" fo:padding-top="0pt" fo:padding-bottom="0pt" fo:border-left="0.5pt solid #000000" fo:border-right="none" fo:border-top="none" fo:border-bottom="1pt solid #000000" style:writing-mode="lr-tb"/>
    </style:style>
    <style:style style:name="Table2.E5" style:family="table-cell">
      <style:table-cell-properties style:vertical-align="top" fo:padding-left="5.4pt" fo:padding-right="5.4pt" fo:padding-top="0pt" fo:padding-bottom="0pt" fo:border-left="0.5pt solid #000000" fo:border-right="1pt solid #000000" fo:border-top="none" fo:border-bottom="1pt solid #000000" style:writing-mode="lr-tb"/>
    </style:style>
    <style:style style:name="Table3" style:family="table">
      <style:table-properties style:width="468pt" style:rel-width="100%" table:align="center" style:writing-mode="lr-tb"/>
    </style:style>
    <style:style style:name="Table3.A" style:family="table-column">
      <style:table-column-properties style:column-width="101.7pt" style:rel-column-width="2034*"/>
    </style:style>
    <style:style style:name="Table3.B" style:family="table-column">
      <style:table-column-properties style:column-width="109.6pt" style:rel-column-width="2192*"/>
    </style:style>
    <style:style style:name="Table3.C" style:family="table-column">
      <style:table-column-properties style:column-width="114pt" style:rel-column-width="2280*"/>
    </style:style>
    <style:style style:name="Table3.D" style:family="table-column">
      <style:table-column-properties style:column-width="142.7pt" style:rel-column-width="2854*"/>
    </style:style>
    <style:style style:name="Table3.1" style:family="table-row">
      <style:table-row-properties style:keep-together="false" fo:keep-together="always"/>
    </style:style>
    <style:style style:name="Table3.A1" style:family="table-cell">
      <style:table-cell-properties style:vertical-align="top" fo:background-color="transparent" style:border-line-width-bottom="0.05pt 2.5pt 0.05pt" fo:padding-left="5.4pt" fo:padding-right="5.4pt" fo:padding-top="0pt" fo:padding-bottom="0pt" fo:border-left="1pt solid #000000" fo:border-right="none" fo:border-top="1pt solid #000000" fo:border-bottom="2.6pt double #000000" style:writing-mode="lr-tb">
        <style:background-image/>
      </style:table-cell-properties>
    </style:style>
    <style:style style:name="Table3.B1" style:family="table-cell">
      <style:table-cell-properties style:vertical-align="top" style:border-line-width-bottom="0.05pt 2.5pt 0.05pt" fo:padding-left="5.4pt" fo:padding-right="5.4pt" fo:padding-top="0pt" fo:padding-bottom="0pt" fo:border-left="0.5pt solid #000000" fo:border-right="none" fo:border-top="1pt solid #000000" fo:border-bottom="2.6pt double #000000" style:writing-mode="lr-tb"/>
    </style:style>
    <style:style style:name="Table3.D1" style:family="table-cell">
      <style:table-cell-properties style:vertical-align="top" style:border-line-width-bottom="0.05pt 2.5pt 0.05pt" fo:padding-left="5.4pt" fo:padding-right="5.4pt" fo:padding-top="0pt" fo:padding-bottom="0pt" fo:border-left="0.5pt solid #000000" fo:border-right="1pt solid #000000" fo:border-top="1pt solid #000000" fo:border-bottom="2.6pt double #000000" style:writing-mode="lr-tb"/>
    </style:style>
    <style:style style:name="Table3.A2" style:family="table-cell">
      <style:table-cell-properties style:vertical-align="top" fo:padding-left="5.4pt" fo:padding-right="5.4pt" fo:padding-top="0pt" fo:padding-bottom="0pt" fo:border-left="1pt solid #000000" fo:border-right="none" fo:border-top="none" fo:border-bottom="0.5pt solid #000000" style:writing-mode="lr-tb"/>
    </style:style>
    <style:style style:name="Table3.B2" style:family="table-cell">
      <style:table-cell-properties style:vertical-align="top" fo:padding-left="5.4pt" fo:padding-right="5.4pt" fo:padding-top="0pt" fo:padding-bottom="0pt" fo:border-left="0.5pt solid #000000" fo:border-right="none" fo:border-top="none" fo:border-bottom="0.5pt solid #000000" style:writing-mode="lr-tb"/>
    </style:style>
    <style:style style:name="Table3.D2" style:family="table-cell">
      <style:table-cell-properties style:vertical-align="top" fo:padding-left="5.4pt" fo:padding-right="5.4pt" fo:padding-top="0pt" fo:padding-bottom="0pt" fo:border-left="0.5pt solid #000000" fo:border-right="1pt solid #000000" fo:border-top="none" fo:border-bottom="0.5pt solid #000000" style:writing-mode="lr-tb"/>
    </style:style>
    <style:style style:name="Table3.A3" style:family="table-cell">
      <style:table-cell-properties style:vertical-align="top" fo:padding-left="5.4pt" fo:padding-right="5.4pt" fo:padding-top="0pt" fo:padding-bottom="0pt" fo:border-left="1pt solid #000000" fo:border-right="none" fo:border-top="0.5pt solid #000000" fo:border-bottom="0.5pt solid #000000" style:writing-mode="lr-tb"/>
    </style:style>
    <style:style style:name="Table3.B3" style:family="table-cell">
      <style:table-cell-properties style:vertical-align="top" fo:padding-left="5.4pt" fo:padding-right="5.4pt" fo:padding-top="0pt" fo:padding-bottom="0pt" fo:border-left="0.5pt solid #000000" fo:border-right="none" fo:border-top="0.5pt solid #000000" fo:border-bottom="0.5pt solid #000000" style:writing-mode="lr-tb"/>
    </style:style>
    <style:style style:name="Table3.D3" style:family="table-cell">
      <style:table-cell-properties style:vertical-align="top" fo:padding-left="5.4pt" fo:padding-right="5.4pt" fo:padding-top="0pt" fo:padding-bottom="0pt" fo:border-left="0.5pt solid #000000" fo:border-right="1pt solid #000000" fo:border-top="0.5pt solid #000000" fo:border-bottom="0.5pt solid #000000" style:writing-mode="lr-tb"/>
    </style:style>
    <style:style style:name="Table3.A6" style:family="table-cell">
      <style:table-cell-properties style:vertical-align="top" fo:padding-left="5.4pt" fo:padding-right="5.4pt" fo:padding-top="0pt" fo:padding-bottom="0pt" fo:border-left="1pt solid #000000" fo:border-right="none" fo:border-top="0.5pt solid #000000" fo:border-bottom="1pt solid #000000" style:writing-mode="lr-tb"/>
    </style:style>
    <style:style style:name="Table3.B6" style:family="table-cell">
      <style:table-cell-properties style:vertical-align="top" fo:padding-left="5.4pt" fo:padding-right="5.4pt" fo:padding-top="0pt" fo:padding-bottom="0pt" fo:border-left="0.5pt solid #000000" fo:border-right="none" fo:border-top="0.5pt solid #000000" fo:border-bottom="1pt solid #000000" style:writing-mode="lr-tb"/>
    </style:style>
    <style:style style:name="Table3.D6" style:family="table-cell">
      <style:table-cell-properties style:vertical-align="top" fo:padding-left="5.4pt" fo:padding-right="5.4pt" fo:padding-top="0pt" fo:padding-bottom="0pt"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Times New Roman" fo:font-size="14pt" fo:font-weight="bold" style:font-size-asian="14pt" style:font-weight-asian="bold"/>
    </style:style>
    <style:style style:name="P4" style:family="paragraph" style:parent-style-name="Standard">
      <style:paragraph-properties fo:line-height="100%"/>
      <style:text-properties style:font-name="Times New Roman" fo:font-size="14pt" fo:language="zxx" fo:country="none" fo:font-weight="bold" style:font-size-asian="14pt" style:language-asian="zxx" style:country-asian="none" style:font-weight-asian="bold"/>
    </style:style>
    <style:style style:name="P5" style:family="paragraph" style:parent-style-name="Standard">
      <style:paragraph-properties fo:line-height="100%"/>
      <style:text-properties style:font-name="Times New Roman"/>
    </style:style>
    <style:style style:name="P6" style:family="paragraph" style:parent-style-name="Standard">
      <style:paragraph-properties fo:margin-top="2.01pt" fo:margin-bottom="2.01pt" fo:line-height="100%" style:snap-to-layout-grid="false"/>
      <style:text-properties style:font-name="Times New Roman" fo:font-weight="bold" style:font-weight-asian="bold"/>
    </style:style>
    <style:style style:name="P7" style:family="paragraph" style:parent-style-name="Standard">
      <style:paragraph-properties fo:margin-top="2.01pt" fo:margin-bottom="2.01pt" fo:line-height="100%" style:snap-to-layout-grid="false"/>
      <style:text-properties style:font-name="Times New Roman"/>
    </style:style>
    <style:style style:name="P8" style:family="paragraph" style:parent-style-name="Text_20_body">
      <style:paragraph-properties fo:line-height="100%"/>
    </style:style>
    <style:style style:name="P9" style:family="paragraph" style:parent-style-name="Text_20_body">
      <style:text-properties style:font-name="Times New Roman" fo:font-style="normal" style:font-style-asian="normal" style:font-style-complex="normal"/>
    </style:style>
    <style:style style:name="P10" style:family="paragraph" style:parent-style-name="Text_20_body">
      <style:paragraph-properties fo:line-height="100%"/>
      <style:text-properties style:font-name="Times New Roman" fo:font-style="normal" style:font-style-asian="normal" style:font-style-complex="normal"/>
    </style:style>
    <style:style style:name="P11" style:family="paragraph" style:parent-style-name="Text_20_body">
      <style:paragraph-properties fo:line-height="100%"/>
      <style:text-properties style:font-name="Times New Roman" fo:font-style="normal" style:font-style-asian="normal"/>
    </style:style>
    <style:style style:name="P12" style:family="paragraph" style:parent-style-name="Text_20_body">
      <style:paragraph-properties fo:line-height="100%"/>
      <style:text-properties style:font-name="Times New Roman" fo:font-style="italic" style:font-style-asian="italic"/>
    </style:style>
    <style:style style:name="P13" style:family="paragraph" style:parent-style-name="Text_20_body">
      <style:paragraph-properties fo:line-height="100%" fo:text-align="center" style:justify-single-word="false" fo:keep-together="always" fo:keep-with-next="always" style:snap-to-layout-grid="false"/>
      <style:text-properties style:font-name="Times New Roman" fo:font-weight="bold" style:font-weight-asian="bold"/>
    </style:style>
    <style:style style:name="P14" style:family="paragraph" style:parent-style-name="Table_20_Text_20_small">
      <style:paragraph-properties fo:line-height="100%" fo:keep-together="always" fo:keep-with-next="always" style:snap-to-layout-grid="false"/>
      <style:text-properties style:font-name="Times New Roman"/>
    </style:style>
    <style:style style:name="P15" style:family="paragraph" style:parent-style-name="ByLine">
      <style:paragraph-properties fo:line-height="100%"/>
      <style:text-properties style:font-name="Times New Roman"/>
    </style:style>
    <style:style style:name="P16" style:family="paragraph" style:parent-style-name="line" style:master-page-name="">
      <style:paragraph-properties fo:line-height="100%" style:page-number="auto"/>
      <style:text-properties style:font-name="Times New Roman" fo:language="zxx" fo:country="none" style:language-asian="zxx" style:country-asian="none"/>
    </style:style>
    <style:style style:name="P17" style:family="paragraph" style:parent-style-name="TOCEntry">
      <style:paragraph-properties fo:line-height="100%" fo:text-align="center" style:justify-single-word="false"/>
      <style:text-properties style:font-name="Times New Roman"/>
    </style:style>
    <style:style style:name="P18" style:family="paragraph" style:parent-style-name="Title">
      <style:paragraph-properties fo:line-height="100%"/>
      <style:text-properties style:font-name="Times New Roman"/>
    </style:style>
    <style:style style:name="P19" style:family="paragraph" style:parent-style-name="Title">
      <style:paragraph-properties fo:margin-top="0pt" fo:margin-bottom="20.01pt" fo:line-height="100%"/>
      <style:text-properties style:font-name="Times New Roman" fo:font-size="20pt" style:font-size-asian="20pt"/>
    </style:style>
    <style:style style:name="P20" style:family="paragraph" style:parent-style-name="Table_20_Text_20_small">
      <style:paragraph-properties fo:line-height="100%" style:snap-to-layout-grid="false"/>
      <style:text-properties style:font-name="Times New Roman"/>
    </style:style>
    <style:style style:name="P21" style:family="paragraph" style:parent-style-name="Contents_20_1">
      <style:paragraph-properties>
        <style:tab-stops>
          <style:tab-stop style:position="432pt" style:type="right" style:leader-style="dotted" style:leader-text="."/>
        </style:tab-stops>
      </style:paragraph-properties>
    </style:style>
    <style:style style:name="P22" style:family="paragraph" style:parent-style-name="Contents_20_2">
      <style:paragraph-properties>
        <style:tab-stops>
          <style:tab-stop style:position="432pt" style:type="right" style:leader-style="dotted" style:leader-text="."/>
        </style:tab-stops>
      </style:paragraph-properties>
    </style:style>
    <style:style style:name="P23" style:family="paragraph" style:parent-style-name="Standard">
      <style:paragraph-properties fo:line-height="100%"/>
      <style:text-properties style:font-name="Times New Roman"/>
    </style:style>
    <style:style style:name="P24" style:family="paragraph" style:parent-style-name="Text_20_body" style:list-style-name="L1">
      <style:paragraph-properties fo:line-height="100%"/>
      <style:text-properties style:font-name="Times New Roman" fo:font-style="normal" style:font-style-asian="normal" style:font-style-complex="normal"/>
    </style:style>
    <style:style style:name="P25" style:family="paragraph" style:parent-style-name="Text_20_body" style:list-style-name="L2">
      <style:paragraph-properties fo:line-height="100%"/>
      <style:text-properties style:font-name="Times New Roman" fo:font-style="normal" style:font-style-asian="normal" style:font-style-complex="normal"/>
    </style:style>
    <style:style style:name="P26" style:family="paragraph" style:parent-style-name="Text_20_body" style:list-style-name="L3">
      <style:paragraph-properties fo:line-height="100%"/>
      <style:text-properties style:font-name="Times New Roman" fo:font-style="normal" style:font-style-asian="normal" style:font-style-complex="normal"/>
    </style:style>
    <style:style style:name="P27" style:family="paragraph" style:parent-style-name="Text_20_body" style:list-style-name="L4">
      <style:paragraph-properties fo:line-height="100%"/>
      <style:text-properties style:font-name="Times New Roman" fo:font-style="normal" style:font-style-asian="normal" style:font-style-complex="normal"/>
    </style:style>
    <style:style style:name="P28" style:family="paragraph" style:parent-style-name="Text_20_body" style:list-style-name="L5">
      <style:paragraph-properties fo:line-height="100%"/>
      <style:text-properties style:font-name="Times New Roman" fo:font-style="normal" style:font-style-asian="normal" style:font-style-complex="normal"/>
    </style:style>
    <style:style style:name="P29" style:family="paragraph" style:parent-style-name="Text_20_body" style:list-style-name="L6">
      <style:paragraph-properties fo:line-height="100%"/>
      <style:text-properties style:font-name="Times New Roman" fo:font-style="normal" style:font-style-asian="normal" style:font-style-complex="normal"/>
    </style:style>
    <style:style style:name="P30" style:family="paragraph" style:parent-style-name="Text_20_body" style:list-style-name="L7">
      <style:paragraph-properties fo:line-height="100%"/>
      <style:text-properties style:font-name="Times New Roman" fo:font-style="normal" style:font-style-asian="normal" style:font-style-complex="normal"/>
    </style:style>
    <style:style style:name="P31" style:family="paragraph" style:parent-style-name="Text_20_body" style:list-style-name="L8">
      <style:paragraph-properties fo:line-height="100%"/>
      <style:text-properties style:font-name="Times New Roman" fo:font-style="normal" style:font-style-asian="normal" style:font-style-complex="normal"/>
    </style:style>
    <style:style style:name="P32" style:family="paragraph" style:parent-style-name="Text_20_body" style:list-style-name="L9">
      <style:paragraph-properties fo:line-height="100%"/>
      <style:text-properties style:font-name="Times New Roman" fo:font-style="normal" style:font-style-asian="normal" style:font-style-complex="normal"/>
    </style:style>
    <style:style style:name="P33" style:family="paragraph" style:parent-style-name="Text_20_body" style:list-style-name="L10">
      <style:paragraph-properties fo:line-height="100%"/>
      <style:text-properties style:font-name="Times New Roman" fo:font-style="normal" style:font-style-asian="normal"/>
    </style:style>
    <style:style style:name="P34" style:family="paragraph" style:parent-style-name="Text_20_body" style:list-style-name="L9">
      <style:paragraph-properties fo:line-height="100%"/>
    </style:style>
    <style:style style:name="P35" style:family="paragraph" style:parent-style-name="Heading_20_1">
      <style:paragraph-properties fo:line-height="100%"/>
      <style:text-properties style:font-name="Times New Roman"/>
    </style:style>
    <style:style style:name="P36" style:family="paragraph" style:parent-style-name="Heading_20_1" style:master-page-name="Convert_20_2">
      <style:paragraph-properties fo:line-height="100%" style:page-number="1" fo:break-before="auto" fo:break-after="auto"/>
      <style:text-properties style:font-name="Times New Roman"/>
    </style:style>
    <style:style style:name="P37" style:family="paragraph" style:parent-style-name="Heading_20_2">
      <style:paragraph-properties fo:line-height="100%"/>
      <style:text-properties style:font-name="Times New Roman"/>
    </style:style>
    <style:style style:name="P38" style:family="paragraph" style:parent-style-name="TOCEntry" style:master-page-name="Convert_20_1">
      <style:paragraph-properties fo:line-height="100%" fo:text-align="center" style:justify-single-word="false" style:page-number="auto"/>
      <style:text-properties style:font-name="Times New Roman"/>
    </style:style>
    <style:style style:name="T1" style:family="text">
      <style:text-properties style:font-name="Times New Roman2" style:font-name-asian="Times New Roman2" style:font-name-complex="Times New Roman2"/>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36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number-style style:name="N116">
      <number:number number: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8">Vision and Scope Document</text:p>
      <text:p text:style-name="P19">for</text:p>
      <text:p text:style-name="P18">GeneaLogicNG</text:p>
      <text:p text:style-name="P15">Version 1.0 Alpha</text:p>
      <text:p text:style-name="P15">Prepared by N. P. Maling</text:p>
      <text:p text:style-name="P15"/>
      <text:p text:style-name="P15">SeaGenes Family History and Genealogical Research</text:p>
      <text:p text:style-name="P38">Table of Contents</text:p>
      <text:p text:style-name="P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371.25pt" style:leader-char="." style:with-tab="false"/>
          </text:table-of-content-entry-template>
          <text:index-source-styles text:outline-level="1">
            <text:index-source-style text:style-name="TOCentry"/>
          </text:index-source-styles>
        </text:table-of-content-source>
        <text:index-body>
          <text:p text:style-name="P21">1. Business Requirements<text:tab/>1</text:p>
          <text:p text:style-name="P22">1.1. Background<text:tab/>1</text:p>
          <text:p text:style-name="P22">1.2. Business Opportunity<text:tab/>1</text:p>
          <text:p text:style-name="P22">1.3. Business Objectives and Success Criteria<text:tab/>1</text:p>
          <text:p text:style-name="P22">1.4. Customer or Market Needs<text:tab/>1</text:p>
          <text:p text:style-name="P22">1.5. Business Risks<text:tab/>2</text:p>
          <text:p text:style-name="P21">2. Vision of the Solution<text:tab/>2</text:p>
          <text:p text:style-name="P22">2.1. Vision Statement<text:tab/>2</text:p>
          <text:p text:style-name="P22">2.2. Major Features<text:tab/>2</text:p>
          <text:p text:style-name="P22">2.3. Assumptions and Dependencies<text:tab/>2</text:p>
          <text:p text:style-name="P21">3. Scope and Limitations<text:tab/>3</text:p>
          <text:p text:style-name="P22">3.1. Scope of Initial Release<text:tab/>3</text:p>
          <text:p text:style-name="P22">3.2. Scope of Subsequent Releases<text:tab/>3</text:p>
          <text:p text:style-name="P22">3.3. Limitations and Exclusions<text:tab/>3</text:p>
          <text:p text:style-name="P21">4. Business Context<text:tab/>4</text:p>
          <text:p text:style-name="P22">4.1. Stakeholder Profiles<text:tab/>4</text:p>
          <text:p text:style-name="P22">4.2. Project Priorities<text:tab/>5</text:p>
          <text:p text:style-name="P22">4.3. Operating Environment<text:tab/>5</text:p>
        </text:index-body>
      </text:table-of-content>
      <text:p text:style-name="P4"/>
      <text:p text:style-name="P4"/>
      <text:p text:style-name="P3"/>
      <text:p text:style-name="P3"/>
      <text:p text:style-name="P17">Revision History</text:p>
      <text:p text:style-name="P3"/>
      <text:p text:style-name="P3"/>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C1" office:value-type="string">
              <text:p text:style-name="P6">Reason For Changes</text:p>
            </table:table-cell>
            <table:table-cell table:style-name="Table1.D1" office:value-type="string">
              <text:p text:style-name="P6">Version</text:p>
            </table:table-cell>
          </table:table-row>
        </table:table-header-rows>
        <table:table-row table:style-name="Table1.1">
          <table:table-cell table:style-name="Table1.A2" office:value-type="string">
            <text:p text:style-name="P6">Initial Version</text:p>
          </table:table-cell>
          <table:table-cell table:style-name="Table1.B2" office:value-type="date" office:date-value="2011-04-26">
            <text:p text:style-name="P7">04/26/11</text:p>
          </table:table-cell>
          <table:table-cell table:style-name="Table1.C2" office:value-type="string">
            <text:p text:style-name="P7">Initial Version</text:p>
          </table:table-cell>
          <table:table-cell table:style-name="Table1.D2" office:value-type="float" office:value="1">
            <text:p text:style-name="P7">1.0</text:p>
          </table:table-cell>
        </table:table-row>
        <table:table-row table:style-name="Table1.1">
          <table:table-cell table:style-name="Table1.A3" office:value-type="string">
            <text:p text:style-name="P7">Revision 2</text:p>
          </table:table-cell>
          <table:table-cell table:style-name="Table1.B3" office:value-type="date" office:date-value="2011-05-30">
            <text:p text:style-name="P7">05/30/11</text:p>
          </table:table-cell>
          <table:table-cell table:style-name="Table1.C3" office:value-type="string">
            <text:p text:style-name="P7">Overhaul</text:p>
          </table:table-cell>
          <table:table-cell table:style-name="Table1.D3" office:value-type="float" office:value="1.1">
            <text:p text:style-name="P7">1.1</text:p>
          </table:table-cell>
        </table:table-row>
        <table:table-row table:style-name="Table1.1">
          <table:table-cell table:style-name="Table1.A4" office:value-type="string">
            <text:p text:style-name="P7">Revision 3</text:p>
          </table:table-cell>
          <table:table-cell table:style-name="Table1.B4" office:value-type="date" office:date-value="2011-07-31">
            <text:p text:style-name="P7">07/31/11</text:p>
          </table:table-cell>
          <table:table-cell table:style-name="Table1.C4" office:value-type="string">
            <text:p text:style-name="P7">Revisions to vision statement, goals, and implementation details</text:p>
          </table:table-cell>
          <table:table-cell table:style-name="Table1.D4" office:value-type="float" office:value="1.2">
            <text:p text:style-name="P7">1.2</text:p>
          </table:table-cell>
        </table:table-row>
        <text:soft-page-break/>
        <table:table-row table:style-name="Table1.1">
          <table:table-cell table:style-name="Table1.A4" office:value-type="string">
            <text:p text:style-name="P7">Revision 4</text:p>
          </table:table-cell>
          <table:table-cell table:style-name="Table1.C4" office:value-type="string">
            <text:p text:style-name="P7">02/23/13</text:p>
          </table:table-cell>
          <table:table-cell table:style-name="Table1.C4" office:value-type="string">
            <text:p text:style-name="P7">Change name to GeneaLogicNG and fix minor items</text:p>
          </table:table-cell>
          <table:table-cell table:style-name="Table1.D5" office:value-type="string">
            <text:p text:style-name="P7">1.3</text:p>
          </table:table-cell>
        </table:table-row>
      </table:table>
      <text:h text:style-name="P36" text:outline-level="1">Business Requirements</text:h>
      <text:p text:style-name="P9">GeneaLogicNG will address a lack in the marketplace for a research-based genealogical application. GeneaLogicNG will address standards-based research procedures and provide functionality to encourage and enforce their use. GeneaLogicNG will be, at least initially, open-source, standards-based, and portable to multiple platforms.</text:p>
      <text:h text:style-name="P37" text:outline-level="2">Background</text:h>
      <text:p text:style-name="P10">Many current software applications which target genealogical research are limited in their feature-sets to certain methods of research, storage of significant data, and presentation of that data.</text:p>
      <text:p text:style-name="P10"/>
      <text:p text:style-name="P10">In many cases, the applications restrict one to using them by not providing quality, standards-based procedures and data capabilities. In some cases the data is not portable at all, due to the data storage mechanisms built in to the application.</text:p>
      <text:h text:style-name="P37" text:outline-level="2">Business Opportunity</text:h>
      <text:p text:style-name="P10">GeneaLogicNG will address the needs of modern genealogical researchers by providing a modular, layered, and portable application which will enable them to reach their goals in their chosen environment.</text:p>
      <text:h text:style-name="P37" text:outline-level="2">Business Objectives and Success Criteria</text:h>
      <text:p text:style-name="P10">Sea Genes' goal and primary business objective is to provide the genealogical research community with a product to improve and increase their research abilities</text:p>
      <text:h text:style-name="P37" text:outline-level="2">Customer or Market Needs</text:h>
      <text:p text:style-name="P10">The genealogical research community, from novices to professionals, need an application which will address standards-based requirements and provide features to implement those requirements in a enforceable manner. Current applications do not focus on the majority of these needs.</text:p>
      <text:p text:style-name="P10"/>
      <text:p text:style-name="P10">GeneaLogicNG will address the following needs:</text:p>
      <text:list xml:id="list6350141298060128835" text:style-name="L1">
        <text:list-item>
          <text:p text:style-name="P24">Genealogical Research Process work flows</text:p>
        </text:list-item>
        <text:list-item>
          <text:p text:style-name="P24">Genealogical Proof Standard work flows</text:p>
        </text:list-item>
        <text:list-item>
          <text:p text:style-name="P24">Multiple source citation formats and styles</text:p>
        </text:list-item>
        <text:list-item>
          <text:p text:style-name="P24">Multiple date and calendar formats</text:p>
        </text:list-item>
        <text:list-item>
          <text:p text:style-name="P24">Place naming and relationships issues</text:p>
        </text:list-item>
        <text:list-item>
          <text:p text:style-name="P24">Data portability</text:p>
        </text:list-item>
      </text:list>
      <text:p text:style-name="P10"><text:soft-page-break/></text:p>
      <text:p text:style-name="P10">GeneaLogicNG will be designed to operate in multi-platform fashion, focusing within windows-capable frameworks such as Microsoft Windows, and *nix-based operating systems. Interfaces with external software systems such as different database and user experience presentations will be included.</text:p>
      <text:h text:style-name="P37" text:outline-level="2">Business Risks</text:h>
      <text:p text:style-name="P10">GeneaLogicNG faces competition from other commercial products which are planned to be released soon. GeneaLogicNG also faces the issue of new, and updated standards from other organizations. User acceptance is also critical to GeneaLogicNG's success.</text:p>
      <text:h text:style-name="P35" text:outline-level="1">Vision of the Solution</text:h>
      <text:h text:style-name="P37" text:outline-level="2">Vision Statement</text:h>
      <text:p text:style-name="P10">GeneaLogicNG aims to provide a long-term solution to the genealogical research community by providing an application which can adapt to the changing needs of individual researchers and groups of researchers.</text:p>
      <text:h text:style-name="P37" text:outline-level="2">Major Features</text:h>
      <text:p text:style-name="P10">GeneaLogicNG shall include</text:p>
      <text:list xml:id="list3263881661602987339" text:style-name="L2">
        <text:list-item>
          <text:p text:style-name="P25">Generally accepted research practice work flows, i.e., the Genealogical Research Process</text:p>
        </text:list-item>
        <text:list-item>
          <text:p text:style-name="P25">Generally accepted source citation mechanisms, i.e., <text:span text:style-name="T2">Evidence</text:span>-style, NEHGS-style</text:p>
        </text:list-item>
        <text:list-item>
          <text:p text:style-name="P25">Data portability, including import from and export to multi-platform systems, i.e., storage in different database systems and file formats, such as SQL, GEDCOM, or module-based import/export formats</text:p>
        </text:list-item>
        <text:list-item>
          <text:p text:style-name="P25">Local and remote operations capabilities, ability to access one's own local database and other remote databases in the same session.</text:p>
        </text:list-item>
      </text:list>
      <text:h text:style-name="P37" text:outline-level="2">Assumptions and Dependencies</text:h>
      <text:list xml:id="list4207221276670561171" text:style-name="L3">
        <text:list-item>
          <text:p text:style-name="P26">The creator of GeneaLogicNG assumes that generally accepted research practices built into the application are stable and applicable in the general case.</text:p>
        </text:list-item>
        <text:list-item>
          <text:p text:style-name="P26">The creator of GeneaLogicNG assumes that the software technologies employed in and by the application are stable and applicable in the general case</text:p>
        </text:list-item>
      </text:list>
      <text:h text:style-name="P35" text:outline-level="1"><text:soft-page-break/>Scope and Limitations</text:h>
      <text:p text:style-name="P8">The creator of GeneaLogicNG reserves the right to limit and exclude any features or characteristics which he deems out of scope of the core implementation.</text:p>
      <text:p text:style-name="P10"/>
      <text:p text:style-name="P10">The GeneaLogicNG project will focus on core capabilities to provide a professional-grade research tool. To do this means providing a layered, module-based framework to provide:</text:p>
      <text:list xml:id="list3499307389375136119" text:style-name="L4">
        <text:list-item>
          <text:p text:style-name="P27">A facade to user-experience presentations (the GUI)</text:p>
        </text:list-item>
        <text:list-item>
          <text:p text:style-name="P27">A data-access facade, including database and import/export capabilities</text:p>
        </text:list-item>
        <text:list-item>
          <text:p text:style-name="P27">A reporting facade to enable different output formats,</text:p>
        </text:list-item>
        <text:list-item>
          <text:p text:style-name="P27">A central processing module which will handle the business and work flow logic</text:p>
        </text:list-item>
        <text:list-item>
          <text:p text:style-name="P27">A services module for handling system- and application-level requirements such as security, logging, auditing, and so on</text:p>
        </text:list-item>
      </text:list>
      <text:h text:style-name="P37" text:outline-level="2">Scope of Initial Release</text:h>
      <text:p text:style-name="P10">The initial release of GeneaLogicNG will provide a</text:p>
      <text:list xml:id="list619826058959886709" text:style-name="L5">
        <text:list-item>
          <text:p text:style-name="P28">Basic framework for local operation</text:p>
        </text:list-item>
        <text:list-item>
          <text:p text:style-name="P28">Database structure</text:p>
        </text:list-item>
        <text:list-item>
          <text:p text:style-name="P28">Basic import/export for database and GEDCOM formats</text:p>
        </text:list-item>
        <text:list-item>
          <text:p text:style-name="P28">Prototype user-experience</text:p>
        </text:list-item>
      </text:list>
      <text:p text:style-name="P10"/>
      <text:p text:style-name="P10">The initial release will be developed using:</text:p>
      <text:list xml:id="list4414553806285502460" text:style-name="L6">
        <text:list-item>
          <text:p text:style-name="P29">Java<text:span text:style-name="T1">™</text:span> Platform, Standard Edition 6</text:p>
        </text:list-item>
        <text:list-item>
          <text:p text:style-name="P29">Apache Derby 10.8, a platform-agnostic relational database system</text:p>
        </text:list-item>
      </text:list>
      <text:h text:style-name="P37" text:outline-level="2">Scope of Subsequent Releases</text:h>
      <text:p text:style-name="P10">Subsequent releases of GeneaLogicNG will provide:</text:p>
      <text:list xml:id="list6363828240170274564" text:style-name="L7">
        <text:list-item>
          <text:p text:style-name="P30">Enhanced operations for local and remote data-access</text:p>
        </text:list-item>
        <text:list-item>
          <text:p text:style-name="P30">Enhanced import/export capabilities</text:p>
        </text:list-item>
        <text:list-item>
          <text:p text:style-name="P30">Enhanced prototype user-experience to demonstrate the additional features</text:p>
        </text:list-item>
        <text:list-item>
          <text:p text:style-name="P30">Support for professional-level researchers, including costing and billing, and so on</text:p>
        </text:list-item>
        <text:list-item>
          <text:p text:style-name="P30">Support for different database engines, such as SQL Server, MySQL, and/or others</text:p>
        </text:list-item>
      </text:list>
      <text:h text:style-name="P37" text:outline-level="2">Limitations and Exclusions</text:h>
      <text:p text:style-name="P10">The following features/characteristics will not be focused upon in the core implementation of GeneaLogicNG:</text:p>
      <text:list xml:id="list8736245709715542945" text:style-name="L8">
        <text:list-item>
          <text:p text:style-name="P31">XML. Why? It is a complex and overly resource-dependent format. It consumes memory space, disk space, and processing time (both human and computer) which could be otherwise used in a more efficient manner.</text:p>
        </text:list-item>
        <text:list-item>
          <text:p text:style-name="P31"><text:soft-page-break/>Direct import, migration, and/or translation from specific genealogy programs such as FamilyTreeMaker, The Master Genealogist, and others. Why? Their formats are proprietary, implementation, and application specific.</text:p>
        </text:list-item>
        <text:list-item>
          <text:p text:style-name="P31">Internet and web awareness. There are way too many protocols and interfaces to adapt any one product to. </text:p>
          <text:p text:style-name="P31"/>
        </text:list-item>
      </text:list>
      <text:p text:style-name="P10">The overall design of GeneaLogicNG will be such that anyone who wants to undertake such <text:s/>data migration projects will be able to do so. The creator of GeneaLogicNG reserves the right to limit and exclude any other features or characteristics which he deems out of scope of the core implementation.</text:p>
      <text:h text:style-name="P35" text:outline-level="1">Business Context</text:h>
      <text:p text:style-name="P10">The GeneaLogicNG project will focus on issues for users and developers based on the project's concepts and assumptions, which are outlined elsewhere in this document.</text:p>
      <text:p text:style-name="P10"/>
      <text:p text:style-name="P10">Project management priorities include</text:p>
      <text:list xml:id="list6130634700271616134" text:style-name="L9">
        <text:list-item>
          <text:p text:style-name="P32">Providing the core features of GeneaLogicNG</text:p>
        </text:list-item>
        <text:list-item>
          <text:p text:style-name="P34">Supporting and maintaining the core features of GeneaLogicNG</text:p>
        </text:list-item>
        <text:list-item>
          <text:p text:style-name="P32">Providing documentation and guidelines for users and developers</text:p>
        </text:list-item>
      </text:list>
      <text:p text:style-name="P10"/>
      <text:p text:style-name="P10">The creator and project manager reserves the right to expand and/or limit the project's business context, including the right to commercialize the product, provide paid support for the product, or any other business or income-oriented issues.</text:p>
      <text:h text:style-name="P37" text:outline-level="2">Stakeholder Profiles</text:h>
      <text:p text:style-name="P5"/>
      <table:table table:name="Table2" table:style-name="Table2">
        <table:table-column table:style-name="Table2.A" table:number-columns-repeated="5"/>
        <table:table-row table:style-name="Table2.1">
          <table:table-cell table:style-name="Table2.A1" office:value-type="string">
            <text:p text:style-name="P13">Stakeholder</text:p>
          </table:table-cell>
          <table:table-cell table:style-name="Table2.B1" office:value-type="string">
            <text:p text:style-name="P13">Major Value</text:p>
          </table:table-cell>
          <table:table-cell table:style-name="Table2.B1" office:value-type="string">
            <text:p text:style-name="P13">Attitudes</text:p>
          </table:table-cell>
          <table:table-cell table:style-name="Table2.D1" office:value-type="string">
            <text:p text:style-name="P13">Major Interests</text:p>
          </table:table-cell>
          <table:table-cell table:style-name="Table2.E1" office:value-type="string">
            <text:p text:style-name="P13">Constraints</text:p>
          </table:table-cell>
        </table:table-row>
        <table:table-row table:style-name="Table2.1">
          <table:table-cell table:style-name="Table2.A2" office:value-type="string">
            <text:p text:style-name="P20">Genealogical community</text:p>
          </table:table-cell>
          <table:table-cell table:style-name="Table2.B2" office:value-type="string">
            <text:p text:style-name="P20">New opportunity for improving research practices</text:p>
          </table:table-cell>
          <table:table-cell table:style-name="Table2.B2" office:value-type="string">
            <text:p text:style-name="P20">Highly receptive, but expects high usability</text:p>
          </table:table-cell>
          <table:table-cell table:style-name="Table2.B2" office:value-type="string">
            <text:p text:style-name="P20">richer feature set than competitors; time to market</text:p>
          </table:table-cell>
          <table:table-cell table:style-name="Table2.E2" office:value-type="string">
            <text:p text:style-name="P20">maximum budget = ???.??</text:p>
          </table:table-cell>
        </table:table-row>
        <table:table-row table:style-name="Table2.3">
          <table:table-cell table:style-name="Table2.A3" office:value-type="string">
            <text:p text:style-name="P20">Novice genealogists</text:p>
          </table:table-cell>
          <table:table-cell table:style-name="Table2.B3" office:value-type="string">
            <text:p text:style-name="P20">fewer errors in work</text:p>
          </table:table-cell>
          <table:table-cell table:style-name="Table2.B3" office:value-type="string">
            <text:p text:style-name="P20">highly receptive, but expect high usability</text:p>
          </table:table-cell>
          <table:table-cell table:style-name="Table2.B3" office:value-type="string">
            <text:p text:style-name="P20">automatic error correction; ease of use; high reliability</text:p>
          </table:table-cell>
          <table:table-cell table:style-name="Table2.E3" office:value-type="string">
            <text:p text:style-name="P20">must run on low-end workstations</text:p>
          </table:table-cell>
        </table:table-row>
        <table:table-row table:style-name="Table2.3">
          <table:table-cell table:style-name="Table2.A4" office:value-type="string">
            <text:p text:style-name="P20">Experienced genealogists</text:p>
          </table:table-cell>
          <table:table-cell table:style-name="Table2.B4" office:value-type="string">
            <text:p text:style-name="P20">quick access to data</text:p>
          </table:table-cell>
          <table:table-cell table:style-name="Table2.B4" office:value-type="string">
            <text:p text:style-name="P20">resistant unless product is compatible with current system</text:p>
          </table:table-cell>
          <table:table-cell table:style-name="Table2.B4" office:value-type="string">
            <text:p text:style-name="P20">ability to handle much larger database than current system; easy to learn</text:p>
          </table:table-cell>
          <table:table-cell table:style-name="Table2.E4" office:value-type="string">
            <text:p text:style-name="P20">no budget for retraining</text:p>
          </table:table-cell>
        </table:table-row>
        <text:soft-page-break/>
        <table:table-row table:style-name="Table2.3">
          <table:table-cell table:style-name="Table2.A5" office:value-type="string">
            <text:p text:style-name="P20">Professional genealogists</text:p>
          </table:table-cell>
          <table:table-cell table:style-name="Table2.B5" office:value-type="string">
            <text:p text:style-name="P20">Opportunity to improve and integrate research and business related practices</text:p>
          </table:table-cell>
          <table:table-cell table:style-name="Table2.B5" office:value-type="string">
            <text:p text:style-name="P20">Resistant, unless able to integrate with existing business management systems</text:p>
          </table:table-cell>
          <table:table-cell table:style-name="Table2.B5" office:value-type="string">
            <text:p text:style-name="P20">Ability to handle business-level issues</text:p>
          </table:table-cell>
          <table:table-cell table:style-name="Table2.E5" office:value-type="string">
            <text:p text:style-name="P20">Must be able to handle specialized accounting practices</text:p>
          </table:table-cell>
        </table:table-row>
        <table:table-row table:style-name="Table2.3">
          <table:table-cell table:style-name="Table2.A5" office:value-type="string">
            <text:p text:style-name="P20">Historical and social-sciences researchers</text:p>
          </table:table-cell>
          <table:table-cell table:style-name="Table2.B5" office:value-type="string">
            <text:p text:style-name="P20">Depends on level of expertise</text:p>
          </table:table-cell>
          <table:table-cell table:style-name="Table2.B5" office:value-type="string">
            <text:p text:style-name="P20">Depends on level of expertise</text:p>
          </table:table-cell>
          <table:table-cell table:style-name="Table2.B5" office:value-type="string">
            <text:p text:style-name="P20">Depends on level of expertise</text:p>
          </table:table-cell>
          <table:table-cell table:style-name="Table2.E5" office:value-type="string">
            <text:p text:style-name="P20">Depends on level of expertise</text:p>
          </table:table-cell>
        </table:table-row>
        <table:table-row table:style-name="Table2.3">
          <table:table-cell table:style-name="Table2.A5" office:value-type="string">
            <text:p text:style-name="P20">Software developers</text:p>
          </table:table-cell>
          <table:table-cell table:style-name="Table2.B5" office:value-type="string">
            <text:p text:style-name="P20"/>
          </table:table-cell>
          <table:table-cell table:style-name="Table2.B5" office:value-type="string">
            <text:p text:style-name="P20"/>
          </table:table-cell>
          <table:table-cell table:style-name="Table2.B5" office:value-type="string">
            <text:p text:style-name="P20"/>
          </table:table-cell>
          <table:table-cell table:style-name="Table2.E5" office:value-type="string">
            <text:p text:style-name="P20"/>
          </table:table-cell>
        </table:table-row>
      </table:table>
      <text:p text:style-name="P5"/>
      <text:h text:style-name="P37" text:outline-level="2">Project Priorities</text:h>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imension</text:p>
          </table:table-cell>
          <table:table-cell table:style-name="Table3.B1" office:value-type="string">
            <text:p text:style-name="P13">Driver<text:line-break/>(state objective)</text:p>
          </table:table-cell>
          <table:table-cell table:style-name="Table3.B1" office:value-type="string">
            <text:p text:style-name="P13">Constraint<text:line-break/>(state limits)</text:p>
          </table:table-cell>
          <table:table-cell table:style-name="Table3.D1" office:value-type="string">
            <text:p text:style-name="P13">Degree of Freedom<text:line-break/>(state allowable range)</text:p>
          </table:table-cell>
        </table:table-row>
        <table:table-row table:style-name="Table3.1">
          <table:table-cell table:style-name="Table3.A2" office:value-type="string">
            <text:p text:style-name="P14">Schedule</text:p>
          </table:table-cell>
          <table:table-cell table:style-name="Table3.B2" office:value-type="string">
            <text:p text:style-name="P14">release 1.0 to be available by ??/??/??, release 1.1 by ??/??/??</text:p>
          </table:table-cell>
          <table:table-cell table:style-name="Table3.B2" office:value-type="string">
            <text:p text:style-name="P14"/>
          </table:table-cell>
          <table:table-cell table:style-name="Table3.D2" office:value-type="string">
            <text:p text:style-name="P14"/>
          </table:table-cell>
        </table:table-row>
        <table:table-row table:style-name="Table3.1">
          <table:table-cell table:style-name="Table3.A3" office:value-type="string">
            <text:p text:style-name="P14">Features</text:p>
          </table:table-cell>
          <table:table-cell table:style-name="Table3.B3" office:value-type="string">
            <text:p text:style-name="P14"/>
          </table:table-cell>
          <table:table-cell table:style-name="Table3.B3" office:value-type="string">
            <text:p text:style-name="P14"/>
          </table:table-cell>
          <table:table-cell table:style-name="Table3.D3" office:value-type="string">
            <text:p text:style-name="P14">70-80% of high priority features must be included in release 1.0</text:p>
          </table:table-cell>
        </table:table-row>
        <table:table-row table:style-name="Table3.1">
          <table:table-cell table:style-name="Table3.A3" office:value-type="string">
            <text:p text:style-name="P14">Quality</text:p>
          </table:table-cell>
          <table:table-cell table:style-name="Table3.B3" office:value-type="string">
            <text:p text:style-name="P14"/>
          </table:table-cell>
          <table:table-cell table:style-name="Table3.B3" office:value-type="string">
            <text:p text:style-name="P14"/>
          </table:table-cell>
          <table:table-cell table:style-name="Table3.D3" office:value-type="string">
            <text:p text:style-name="P14">90-95% of user acceptance tests must pass for release 1.0, 95-98% for release 1.1</text:p>
          </table:table-cell>
        </table:table-row>
        <table:table-row table:style-name="Table3.1">
          <table:table-cell table:style-name="Table3.A3" office:value-type="string">
            <text:p text:style-name="P14">Staff</text:p>
          </table:table-cell>
          <table:table-cell table:style-name="Table3.B3" office:value-type="string">
            <text:p text:style-name="P14"/>
          </table:table-cell>
          <table:table-cell table:style-name="Table3.B3" office:value-type="string">
            <text:p text:style-name="P14">maximum team size is 6 developers + 4 testers</text:p>
          </table:table-cell>
          <table:table-cell table:style-name="Table3.D3" office:value-type="string">
            <text:p text:style-name="P14"/>
          </table:table-cell>
        </table:table-row>
        <table:table-row table:style-name="Table3.1">
          <table:table-cell table:style-name="Table3.A6" office:value-type="string">
            <text:p text:style-name="P14">Cost</text:p>
          </table:table-cell>
          <table:table-cell table:style-name="Table3.B6" office:value-type="string">
            <text:p text:style-name="P14"/>
          </table:table-cell>
          <table:table-cell table:style-name="Table3.B6" office:value-type="string">
            <text:p text:style-name="P14"/>
          </table:table-cell>
          <table:table-cell table:style-name="Table3.D6" office:value-type="string">
            <text:p text:style-name="P14">budget overrun up to 15% acceptable without executive review</text:p>
          </table:table-cell>
        </table:table-row>
      </table:table>
      <text:p text:style-name="P11"/>
      <text:h text:style-name="P37" text:outline-level="2">Operating Environment</text:h>
      <text:p text:style-name="P12"/>
      <text:p text:style-name="P11">The primary operating environment is a local, one application installation with occasionally connected status.</text:p>
      <text:p text:style-name="P11"/>
      <text:p text:style-name="P11">Alternate operating environments are local installations providing remote access to the data store, either on the database level or through an internet, web, or wireless user experience.</text:p>
      <text:p text:style-name="P11"/>
      <text:p text:style-name="P11">Availability</text:p>
      <text:p text:style-name="P11"/>
      <text:p text:style-name="P11">Reliability</text:p>
      <text:p text:style-name="P11"/>
      <text:p text:style-name="P11"><text:soft-page-break/>Performance</text:p>
      <text:p text:style-name="P11"/>
      <text:p text:style-name="P11">Integrity</text:p>
      <text:p text:style-name="P11"/>
      <text:p text:style-name="P11">Access security:</text:p>
      <text:list xml:id="list538268784429533838" text:style-name="L10">
        <text:list-item>
          <text:p text:style-name="P33">Controls on the application and database levels are within the scope of the GeneaLogicNG project</text:p>
        </text:list-item>
        <text:list-item>
          <text:p text:style-name="P33">GeneaLogicNG will address security and privacy level issues:</text:p>
          <text:list>
            <text:list-header>
              <text:p text:style-name="P33">a. On the application level by supplying appropriate authentication and authorization tools</text:p>
              <text:p text:style-name="P33">b. <text:s/>On the local database, project, and record levels by supplying appropriate authentication and authorization tools</text:p>
            </text:list-header>
          </text:list>
        </text:list-item>
        <text:list-item>
          <text:p text:style-name="P33">Remote application and database security and privacy issues will be addressed by the remote installation.</text:p>
        </text:list-item>
        <text:list-item>
          <text:p text:style-name="P33">Controls on the operating system and external connectivity levels are beyond the scope of the GeneaLogicNG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orphans="2" fo:widows="2" style:page-number="auto" style:writing-mode="lr-tb"/>
      <style:text-properties style:use-window-font-color="true" style:font-name="Times New Roman" fo:font-size="12pt" fo:language="en" fo:country="US" style:font-name-asian="Times New Roman" style:font-size-asian="12pt" style:language-asian="ko" style:country-asian="KR" style:font-name-complex="Times New Roman" style:font-size-complex="10pt" style:language-complex="ar" style:country-complex="SA"/>
    </style:style>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line-height="100%"/>
      <style:text-properties style:font-name="Times New Roman1" fo:font-size="12pt" fo:font-style="normal" style:font-size-asian="11pt"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pt" fo:margin-right="0pt" fo:margin-top="18pt" fo:margin-bottom="9.35pt" fo:line-height="100%" fo:text-indent="0pt" style:auto-text-indent="false" fo:keep-with-next="always"/>
      <style:text-properties style:font-name="Times New Roman"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master-page-name="">
      <style:paragraph-properties fo:margin="100%" fo:margin-left="0pt" fo:margin-right="0pt" fo:margin-top="18pt" fo:margin-bottom="9.35pt" fo:line-height="100%" fo:text-indent="0pt" style:auto-text-indent="false" style:page-number="auto" fo:keep-with-next="always"/>
      <style:text-properties style:font-name="Times New Roman"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11.99pt" fo:margin-bottom="3pt"/>
    </style:style>
    <style:style style:name="Heading_20_4" style:display-name="Heading 4" style:family="paragraph" style:parent-style-name="Standard" style:next-style-name="Standard" style:default-outline-level="4" style:class="text">
      <style:paragraph-properties fo:margin-top="11.99pt" fo:margin-bottom="3pt"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11.99pt" fo:margin-bottom="3pt"/>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11.99pt" fo:margin-bottom="3pt"/>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11.99pt" fo:margin-bottom="3pt"/>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11.99pt" fo:margin-bottom="3pt"/>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11.99pt" fo:margin-bottom="3pt"/>
      <style:text-properties style:font-name="Arial" fo:font-size="9pt" fo:font-style="italic" fo:font-weight="bold" style:font-size-asian="9pt" style:font-style-asian="italic" style:font-weight-asian="bold"/>
    </style:style>
    <style:style style:name="Footer" style:family="paragraph" style:parent-style-name="Standard" style:class="extra" style:master-page-name="">
      <style:paragraph-properties fo:text-align="end" style:justify-single-word="false" style:page-number="auto" fo:background-color="transparent" style:shadow="none">
        <style:tab-stops/>
        <style:background-image/>
      </style:paragraph-properties>
      <style:text-properties style:font-name="Times New Roman" fo:font-size="10pt" fo:font-style="normal" fo:font-weight="normal" style:font-size-asian="10pt" style:font-style-asian="italic" style:font-weight-asian="bold"/>
    </style:style>
    <style:style style:name="bullet" style:family="paragraph" style:parent-style-name="Standard" style:list-style-name="WW8Num9">
      <style:paragraph-properties fo:margin="100%" fo:margin-left="18pt" fo:margin-right="0pt" fo:text-indent="-18pt" style:auto-text-indent="false"/>
      <style:text-properties style:font-name="Arial" fo:font-size="11pt" style:font-size-asian="11pt"/>
    </style:style>
    <style:style style:name="Header" style:family="paragraph" style:parent-style-name="Standard" style:class="extra">
      <style:paragraph-properties>
        <style:tab-stops>
          <style:tab-stop style:position="234pt" style:type="center"/>
          <style:tab-stop style:position="468pt" style:type="right"/>
        </style:tab-stops>
      </style:paragraph-properties>
      <style:text-properties style:font-name="Times New Roman" fo:font-size="10pt" fo:font-style="italic" fo:font-weight="bold" style:font-size-asian="10pt" style:font-style-asian="italic" style:font-weight-asian="bold"/>
    </style:style>
    <style:style style:name="table_5f_left" style:display-name="table_left" style:family="paragraph" style:parent-style-name="Standard">
      <style:paragraph-properties fo:margin-top="0.99pt" fo:margin-bottom="0.99pt" fo:line-height="11pt"/>
      <style:text-properties fo:font-size="11pt" fo:font-weight="bold" style:font-size-asian="11pt" style:font-weight-asian="bold"/>
    </style:style>
    <style:style style:name="table_5f_right" style:display-name="table_right" style:family="paragraph" style:parent-style-name="table_5f_left">
      <style:text-properties fo:font-weight="normal" style:font-weight-asian="normal"/>
    </style:style>
    <style:style style:name="Title" style:family="paragraph" style:parent-style-name="Standard" style:next-style-name="Subtitle" style:class="chapter">
      <style:paragraph-properties fo:margin-top="11.99pt" fo:margin-bottom="36pt"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paragraph-properties fo:margin-top="11.99pt" fo:margin-bottom="0pt" fo:padding-left="0pt" fo:padding-right="0pt" fo:padding-top="0.99pt" fo:padding-bottom="0pt" fo:border-left="none" fo:border-right="none" fo:border-top="4pt solid #000000" fo:border-bottom="none"/>
      <style:text-properties fo:font-size="20pt" style:font-size-asian="20pt"/>
    </style:style>
    <style:style style:name="ByLine" style:family="paragraph" style:parent-style-name="Title">
      <style:text-properties fo:font-size="14pt" style:font-size-asian="14pt"/>
    </style:style>
    <style:style style:name="ChangeHistory_20_Title" style:display-name="ChangeHistory Title" style:family="paragraph" style:parent-style-name="Standard">
      <style:paragraph-properties fo:margin-top="3pt" fo:margin-bottom="3pt"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47.99pt" fo:margin-bottom="0pt" fo:padding-left="0pt" fo:padding-right="0pt" fo:padding-top="0.99pt" fo:padding-bottom="0pt" fo:border-left="none" fo:border-right="none" fo:border-top="4.99pt solid #000000" fo:border-bottom="none"/>
      <style:text-properties fo:font-size="14pt" style:font-size-asian="14pt"/>
    </style:style>
    <style:style style:name="TOCEntry" style:family="paragraph" style:parent-style-name="Standard">
      <style:paragraph-properties fo:margin-top="17.29pt" fo:margin-bottom="8.65pt" fo:line-height="100%"/>
      <style:text-properties style:font-name="Times" fo:font-size="18pt" fo:font-weight="bold" style:font-size-asian="18pt" style:font-weight-asian="bold"/>
    </style:style>
    <style:style style:name="List_20_Bullet" style:display-name="List Bullet" style:family="paragraph" style:parent-style-name="Standard">
      <style:paragraph-properties fo:margin-top="0pt" fo:margin-bottom="3pt" fo:line-height="11pt"/>
      <style:text-properties fo:font-size="11pt" style:font-size-asian="11pt"/>
    </style:style>
    <style:style style:name="Contents_20_3" style:display-name="Contents 3" style:family="paragraph" style:parent-style-name="Standard" style:next-style-name="Standard" style:class="index">
      <style:paragraph-properties fo:margin="100%" fo:margin-left="24.01pt" fo:margin-right="0pt" fo:text-indent="0pt" style:auto-text-indent="false"/>
    </style:style>
    <style:style style:name="boilerplate" style:family="paragraph" style:parent-style-name="Standard">
      <style:paragraph-properties fo:line-height="11pt"/>
      <style:text-properties style:font-name="Arial" fo:font-size="11pt" fo:font-style="italic" style:font-size-asian="11pt" style:font-style-asian="italic"/>
    </style:style>
    <style:style style:name="Contents_20_4" style:display-name="Contents 4" style:family="paragraph" style:parent-style-name="Standard" style:next-style-name="Standard" style:class="index">
      <style:paragraph-properties fo:margin="100%" fo:margin-left="36pt" fo:margin-right="0pt" fo:text-indent="0pt" style:auto-text-indent="false"/>
    </style:style>
    <style:style style:name="Table_20_Text_20_small" style:display-name="Table Text small" style:family="paragraph" style:parent-style-name="Standard">
      <style:paragraph-properties fo:margin-top="0.99pt" fo:margin-bottom="0.99pt"/>
      <style:text-properties style:font-name="Arial" fo:font-size="10pt" fo:font-style="italic" style:font-size-asian="10pt" style:font-style-asian="italic"/>
    </style:style>
    <style:style style:name="Contents_20_1" style:display-name="Contents 1" style:family="paragraph" style:next-style-name="Standard" style:class="index" style:master-page-name="">
      <style:paragraph-properties style:page-number="auto" fo:background-color="transparent" style:shadow="none">
        <style:tab-stops>
          <style:tab-stop style:position="432pt" style:type="right" style:leader-style="dotted" style:leader-text="."/>
        </style:tab-stops>
        <style:background-image/>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100%" fo:margin-left="18pt" fo:margin-right="0pt" fo:text-indent="0pt" style:auto-text-indent="false">
        <style:tab-stops>
          <style:tab-stop style:position="40pt"/>
          <style:tab-stop style:position="431.49pt"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100%" fo:margin-left="47.99pt" fo:margin-right="0pt" fo:text-indent="0pt" style:auto-text-indent="false"/>
    </style:style>
    <style:style style:name="Contents_20_6" style:display-name="Contents 6" style:family="paragraph" style:parent-style-name="Standard" style:next-style-name="Standard" style:class="index">
      <style:paragraph-properties fo:margin="100%" fo:margin-left="60.01pt" fo:margin-right="0pt" fo:text-indent="0pt" style:auto-text-indent="false"/>
    </style:style>
    <style:style style:name="Contents_20_7" style:display-name="Contents 7" style:family="paragraph" style:parent-style-name="Standard" style:next-style-name="Standard" style:class="index">
      <style:paragraph-properties fo:margin="100%" fo:margin-left="72pt" fo:margin-right="0pt" fo:text-indent="0pt" style:auto-text-indent="false"/>
    </style:style>
    <style:style style:name="Contents_20_8" style:display-name="Contents 8" style:family="paragraph" style:parent-style-name="Standard" style:next-style-name="Standard" style:class="index">
      <style:paragraph-properties fo:margin="100%" fo:margin-left="83.99pt" fo:margin-right="0pt" fo:text-indent="0pt" style:auto-text-indent="false"/>
    </style:style>
    <style:style style:name="Contents_20_9" style:display-name="Contents 9" style:family="paragraph" style:parent-style-name="Standard" style:next-style-name="Standard" style:class="index">
      <style:paragraph-properties fo:margin="100%" fo:margin-left="96.01pt" fo:margin-right="0pt" fo:text-indent="0pt" style:auto-text-indent="false"/>
    </style:style>
    <style:style style:name="Bull_20_List" style:display-name="Bull List" style:family="paragraph" style:parent-style-name="Standard" style:list-style-name="WW8Num3">
      <style:paragraph-properties fo:margin-top="3pt" fo:margin-bottom="6.01pt" fo:line-height="150%"/>
    </style:style>
    <style:style style:name="Normal_20_Unindented" style:display-name="Normal Unindented" style:family="paragraph" style:parent-style-name="Standard" style:next-style-name="Normal_20_Indent">
      <style:paragraph-properties fo:margin-top="6.01pt" fo:margin-bottom="11.99pt" fo:line-height="200%"/>
    </style:style>
    <style:style style:name="Normal_20_Indent" style:display-name="Normal Indent" style:family="paragraph" style:parent-style-name="Standard">
      <style:paragraph-properties fo:margin="100%" fo:margin-left="36pt" fo:margin-right="0pt" fo:text-indent="0pt" style:auto-text-indent="fals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Wingdings"/>
    </style:style>
    <style:style style:name="WW8Num3z1" style:family="text">
      <style:text-properties style:font-name="Courier New" style:font-name-complex="Wingdings"/>
    </style:style>
    <style:style style:name="WW8Num3z3"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St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pt" svg:y="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1" text:display-levels="3">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1" text:display-levels="4">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1" text:display-levels="5">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1" text:display-levels="6">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1" text:display-levels="7">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1" text:display-levels="8">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1" text:display-levels="9">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8pt" fo:text-indent="-18pt" fo:margin-left="18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6pt" fo:text-indent="-36pt" fo:margin-left="36pt"/>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72pt" fo:text-indent="-18pt" fo:margin-left="72pt"/>
        </style:list-level-properties>
        <style:text-properties style:font-name="Courier New1"/>
      </text:list-level-style-bullet>
      <text:list-level-style-bullet text:level="3" text:style-name="WW8Num3z0"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144pt" fo:text-indent="-18pt" fo:margin-left="144pt"/>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180pt" fo:text-indent="-18pt" fo:margin-left="180pt"/>
        </style:list-level-properties>
        <style:text-properties style:font-name="Courier New1"/>
      </text:list-level-style-bullet>
      <text:list-level-style-bullet text:level="6" text:style-name="WW8Num3z0"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252pt" fo:text-indent="-18pt" fo:margin-left="252pt"/>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288pt" fo:text-indent="-18pt" fo:margin-left="288pt"/>
        </style:list-level-properties>
        <style:text-properties style:font-name="Courier New1"/>
      </text:list-level-style-bullet>
      <text:list-level-style-bullet text:level="9" text:style-name="WW8Num3z0"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21.6pt" fo:text-indent="-21.6pt" fo:margin-left="21.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8.8pt" fo:text-indent="-28.8pt" fo:margin-left="28.8pt"/>
        </style:list-level-properties>
      </text:list-level-style-number>
      <text:list-level-style-number text:level="3" style:num-format="1" text:display-levels="3">
        <style:list-level-properties text:list-level-position-and-space-mode="label-alignment">
          <style:list-level-label-alignment text:label-followed-by="listtab" text:list-tab-stop-position="36pt" fo:text-indent="-36pt" fo:margin-left="36pt"/>
        </style:list-level-properties>
      </text:list-level-style-number>
      <text:list-level-style-number text:level="4" style:num-format="1" text:display-levels="4">
        <style:list-level-properties text:list-level-position-and-space-mode="label-alignment">
          <style:list-level-label-alignment text:label-followed-by="listtab" text:list-tab-stop-position="43.2pt" fo:text-indent="-43.2pt" fo:margin-left="43.2pt"/>
        </style:list-level-properties>
      </text:list-level-style-number>
      <text:list-level-style-number text:level="5" style:num-format="1" text:display-levels="5">
        <style:list-level-properties text:list-level-position-and-space-mode="label-alignment">
          <style:list-level-label-alignment text:label-followed-by="listtab" text:list-tab-stop-position="50.4pt" fo:text-indent="-50.4pt" fo:margin-left="50.4pt"/>
        </style:list-level-properties>
      </text:list-level-style-number>
      <text:list-level-style-number text:level="6" style:num-format="1" text:display-levels="6">
        <style:list-level-properties text:list-level-position-and-space-mode="label-alignment">
          <style:list-level-label-alignment text:label-followed-by="listtab" text:list-tab-stop-position="57.6pt" fo:text-indent="-57.6pt" fo:margin-left="57.6pt"/>
        </style:list-level-properties>
      </text:list-level-style-number>
      <text:list-level-style-number text:level="7" style:num-format="1" text:display-levels="7">
        <style:list-level-properties text:list-level-position-and-space-mode="label-alignment">
          <style:list-level-label-alignment text:label-followed-by="listtab" text:list-tab-stop-position="64.8pt" fo:text-indent="-64.8pt" fo:margin-left="64.8pt"/>
        </style:list-level-properties>
      </text:list-level-style-number>
      <text:list-level-style-number text:level="8" style:num-format="1" text:display-levels="8">
        <style:list-level-properties text:list-level-position-and-space-mode="label-alignment">
          <style:list-level-label-alignment text:label-followed-by="listtab" text:list-tab-stop-position="72pt" fo:text-indent="-72pt" fo:margin-left="72pt"/>
        </style:list-level-properties>
      </text:list-level-style-number>
      <text:list-level-style-number text:level="9" style:num-format="1" text:display-levels="9">
        <style:list-level-properties text:list-level-position-and-space-mode="label-alignment">
          <style:list-level-label-alignment text:label-followed-by="listtab" text:list-tab-stop-position="79.2pt"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8pt" fo:text-indent="-18pt" fo:margin-left="18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8pt" fo:text-indent="-18pt" fo:margin-left="18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8pt" fo:text-indent="-18pt" fo:margin-left="18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8pt" fo:text-indent="-18pt" fo:margin-left="18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8pt" fo:text-indent="-14.4pt" fo:margin-left="14.4pt"/>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612pt" fo:page-height="792pt" style:num-format="i" style:print-orientation="portrait" fo:margin-top="72pt" fo:margin-bottom="72pt" fo:margin-left="72pt" fo:margin-right="72pt" style:writing-mode="lr-tb" style:layout-grid-color="#c0c0c0" style:layout-grid-lines="36" style:layout-grid-base-height="18pt" style:layout-grid-ruby-height="0pt" style:layout-grid-mode="none" style:layout-grid-ruby-below="false" style:layout-grid-print="false" style:layout-grid-display="false" style:layout-grid-base-width="11.99pt" style:layout-grid-snap-to-characters="true"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612pt" fo:page-height="792pt" style:num-format="i" style:print-orientation="portrait" fo:margin-top="72pt" fo:margin-bottom="36pt" fo:margin-left="72pt" fo:margin-right="72pt" style:writing-mode="lr-tb" style:layout-grid-color="#c0c0c0" style:layout-grid-lines="38" style:layout-grid-base-height="18pt" style:layout-grid-ruby-height="0pt" style:layout-grid-mode="none" style:layout-grid-ruby-below="false" style:layout-grid-print="false" style:layout-grid-display="false" style:layout-grid-base-width="11.99pt" style:layout-grid-snap-to-characters="true"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0pt"/>
      </style:header-style>
      <style:footer-style>
        <style:header-footer-properties fo:min-height="36pt" fo:margin-left="0pt" fo:margin-right="0pt" fo:margin-top="33.19pt" style:dynamic-spacing="true"/>
      </style:footer-style>
    </style:page-layout>
    <style:page-layout style:name="Mpm3">
      <style:page-layout-properties fo:page-width="612pt" fo:page-height="792pt" style:num-format="i" style:print-orientation="portrait" fo:margin-top="72pt" fo:margin-bottom="72pt" fo:margin-left="90pt" fo:margin-right="90pt" style:writing-mode="lr-tb" style:layout-grid-color="#c0c0c0" style:layout-grid-lines="36" style:layout-grid-base-height="18pt" style:layout-grid-ruby-height="0pt" style:layout-grid-mode="none" style:layout-grid-ruby-below="false" style:layout-grid-print="false" style:layout-grid-display="false" style:layout-grid-base-width="11.99pt" style:layout-grid-snap-to-characters="true"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0pt"/>
      </style:header-style>
      <style:footer-style>
        <style:header-footer-properties fo:min-height="36pt" fo:margin-left="0pt" fo:margin-right="0pt" fo:margin-top="33.19pt" style:dynamic-spacing="true"/>
      </style:footer-style>
    </style:page-layout>
    <style:page-layout style:name="Mpm4">
      <style:page-layout-properties fo:page-width="612pt" fo:page-height="792pt" style:num-format="1" style:print-orientation="portrait" fo:margin-top="72pt" fo:margin-bottom="72pt" fo:margin-left="72pt" fo:margin-right="72pt" style:writing-mode="lr-tb" style:layout-grid-color="#c0c0c0" style:layout-grid-lines="36" style:layout-grid-base-height="18pt" style:layout-grid-ruby-height="0pt" style:layout-grid-mode="none" style:layout-grid-ruby-below="false" style:layout-grid-print="false" style:layout-grid-display="false" style:layout-grid-base-width="11.99pt" style:layout-grid-snap-to-characters="true"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0pt"/>
      </style:header-style>
      <style:footer-style>
        <style:header-footer-properties fo:min-height="36pt" fo:margin-left="0pt" fo:margin-right="0pt" fo:margin-top="33.19pt"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Copyright © 2011 by N. P. Maling. All Rights Reserved</text:p>
      </style:footer>
    </style:master-page>
    <style:master-page style:name="Convert_20_1" style:display-name="Convert 1" style:page-layout-name="Mpm3">
      <style:header>
        <text:p text:style-name="Header"/>
      </style:header>
      <style:footer>
        <text:p text:style-name="MP1"/>
      </style:footer>
    </style:master-page>
    <style:master-page style:name="Convert_20_2" style:display-name="Convert 2" style:page-layout-name="Mpm4">
      <style:header>
        <text:p text:style-name="Header"/>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Document</dc:title>
    <meta:initial-creator>N. P. Malng</meta:initial-creator>
    <meta:creation-date>2011-04-26T04:01:41.24</meta:creation-date>
    <meta:editing-cycles>23</meta:editing-cycles>
    <meta:editing-duration>PT7H23M10S</meta:editing-duration>
    <dc:description>Overall description of the base features, scope and requirements for the GeneaLogic software application</dc:description>
    <meta:keyword>GeneaLogic genealogical research software vision scope</meta:keyword>
    <dc:subject>GeneaLogic Software Vision and Scope</dc:subject>
    <dc:date>2013-02-23T02:38:39.96</dc:date>
    <dc:creator>N. P. Maling</dc:creator>
    <meta:generator>OpenOffice.org/3.4.1$Win32 OpenOffice.org_project/341m1$Build-9593</meta:generator>
    <meta:document-statistic meta:table-count="3" meta:image-count="0" meta:object-count="0" meta:page-count="10" meta:paragraph-count="179" meta:word-count="1489" meta:character-count="10121"/>
  </office:meta>
</office:document-meta>
</file>